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1" table:number-columns-repeated="4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ombre </text:p>
          </table:table-cell>
          <table:table-cell table:style-name="ce1" office:value-type="string" calcext:value-type="string">
            <text:p>Apellido 1</text:p>
          </table:table-cell>
          <table:table-cell table:style-name="ce1" office:value-type="string" calcext:value-type="string">
            <text:p>Apellido 2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/>
          <table:table-cell office:value-type="string" calcext:value-type="string">
            <text:p>Javier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Perez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/>
          <table:table-cell office:value-type="string" calcext:value-type="string">
            <text:p>Soni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García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/>
          <table:table-cell office:value-type="string" calcext:value-type="string">
            <text:p>María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uárez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Marta</text:p>
          </table:table-cell>
          <table:table-cell table:number-columns-repeated="2" office:value-type="string" calcext:value-type="string">
            <text:p>Tor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Casas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/>
          <table:table-cell office:value-type="string" calcext:value-type="string">
            <text:p>Luís</text:p>
          </table:table-cell>
          <table:table-cell table:number-columns-repeated="2" office:value-type="string" calcext:value-type="string">
            <text:p>García</text:p>
          </table:table-cell>
          <table:table-cell office:value-type="float" office:value="9.7" calcext:value-type="float">
            <text:p>9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45:18.637446225</meta:creation-date>
    <dc:date>2023-04-26T09:00:28.883221393</dc:date>
    <meta:editing-duration>PT5M</meta:editing-duration>
    <meta:editing-cycles>1</meta:editing-cycles>
    <meta:document-statistic meta:table-count="1" meta:cell-count="28" meta:object-count="0"/>
    <meta:generator>LibreOffice/7.3.5.2$Linux_X86_64 LibreOffice_project/30$Build-2</meta:generator>
  </office:meta>
</office:document-meta>
</file>